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Preformatted_20_Text">
      <style:paragraph-properties style:writing-mode="lr-tb"/>
    </style:style>
    <style:style style:name="P17" style:family="paragraph" style:parent-style-name="Preformatted_20_Text">
      <style:paragraph-properties fo:margin-top="0in" fo:margin-bottom="0.1965in" style:writing-mode="lr-t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lone Global University — Website Structure Whitepaper</text:h>
      <text:p text:style-name="Text_20_body"><text:span text:style-name="Strong_20_Emphasis">Purpose:</text:span> Document the website architecture, content workflow, and operational standards for the Malone Global University (MGU) website so it can be stored in the library’s reference repository and used by developers, content authors, and maintainers.<text:line-break/><text:span text:style-name="Strong_20_Emphasis">Prepared by:</text:span> Malone Global University — Web &amp; Dev Team (Joseph Malone)<text:line-break/><text:span text:style-name="Strong_20_Emphasis">Date:</text:span> 2025-08-22<text:line-break/><text:span text:style-name="Strong_20_Emphasis">Revision:</text:span> 1.0</text:p>
      <text:p text:style-name="Horizontal_20_Line"/>
      <text:h text:style-name="Heading_20_2" text:outline-level="2">Executive summary</text:h>
      <text:p text:style-name="Text_20_body">This whitepaper describes a deterministic, maintainable website structure for MGU that prevents orphan pages, simplifies publishing, and supports a modular component system. It separates private source content from public, centralizes UI components and metadata, provides a searchable registry, enforces naming conventions, and includes a simple automated registry generator to keep search and sitemaps accurate. The goal is predictable builds, easier onboarding, fewer deployment surprises, and a single source of truth for site content.</text:p>
      <text:p text:style-name="Horizontal_20_Line"/>
      <text:h text:style-name="Heading_20_1" text:outline-level="1">1. Objectives</text:h>
      <text:list xml:id="list1773308031973364508" text:style-name="L1">
        <text:list-item>
          <text:p text:style-name="P1">Prevent orphan (unreferenced) public pages and partials.</text:p>
        </text:list-item>
        <text:list-item>
          <text:p text:style-name="P1">Keep authoring (private drafts) and published pages separated.</text:p>
        </text:list-item>
        <text:list-item>
          <text:p text:style-name="P1">Provide a uniform page template and component system (navbar, hero, footer).</text:p>
        </text:list-item>
        <text:list-item>
          <text:p text:style-name="P1">Include site-wide search, department sub-navigation, breadcrumbs, and accessible mobile-friendly nav (collapsible).</text:p>
        </text:list-item>
        <text:list-item>
          <text:p text:style-name="P1">Provide a persistent theme (dark/light) toggle stored in user preference.</text:p>
        </text:list-item>
        <text:list-item>
          <text:p text:style-name="P1">Make maintenance simple: automated page registry generation, clear naming conventions, and a documented build/publish workflow.</text:p>
        </text:list-item>
        <text:list-item>
          <text:p text:style-name="P1">Ensure content is discoverable in the library reference repository with metadata for search and citation.</text:p>
        </text:list-item>
      </text:list>
      <text:p text:style-name="Horizontal_20_Line"/>
      <text:h text:style-name="Heading_20_1" text:outline-level="1">2. High-level architecture</text:h>
      <text:p text:style-name="P16"><text:span text:style-name="Source_20_Text">C:\mgu (root)</text:span></text:p>
      <text:p text:style-name="P16"><text:span text:style-name="Source_20_Text">├─ public/ <text:s text:c="20"/># Public-facing, deployed site (Netlify)</text:span></text:p>
      <text:p text:style-name="P16"><text:span text:style-name="Source_20_Text">├─ content/ <text:s text:c="19"/># Private drafts and editable source (authors)</text:span></text:p>
      <text:p text:style-name="P16"><text:span text:style-name="Source_20_Text">├─ component/ <text:s text:c="17"/># UI components, css, js, registry (single source)</text:span></text:p>
      <text:p text:style-name="P16"><text:span text:style-name="Source_20_Text">│ <text:s/>├─ css/</text:span></text:p>
      <text:p text:style-name="P16"><text:span text:style-name="Source_20_Text">│ <text:s/>├─ partials/</text:span></text:p>
      <text:p text:style-name="P16"><text:span text:style-name="Source_20_Text">│ <text:s/>├─ script/js/</text:span></text:p>
      <text:p text:style-name="P16"><text:soft-page-break/><text:span text:style-name="Source_20_Text">│ <text:s/>└─ registry/pages.json</text:span></text:p>
      <text:p text:style-name="P16"><text:span text:style-name="Source_20_Text">├─ image/ <text:s text:c="21"/># Organized by department / shared</text:span></text:p>
      <text:p text:style-name="P16"><text:span text:style-name="Source_20_Text">├─ library/ <text:s text:c="19"/># Encyclopedia, wiki, dictionary, blackpapers</text:span></text:p>
      <text:p text:style-name="P16"><text:span text:style-name="Source_20_Text">├─ mgu_desk/ <text:s text:c="18"/># Staging / dev notes / screenshots</text:span></text:p>
      <text:p text:style-name="P16"><text:span text:style-name="Source_20_Text">├─ software/ <text:s text:c="18"/># Build and utility scripts</text:span></text:p>
      <text:p text:style-name="P17"><text:span text:style-name="Source_20_Text">└─ node_modules/</text:span></text:p>
      <text:p text:style-name="Text_20_body"><text:span text:style-name="Strong_20_Emphasis">Key separation:</text:span> <text:span text:style-name="Source_20_Text">content/</text:span> holds drafts; <text:span text:style-name="Source_20_Text">public/</text:span> holds generated HTML served to users. <text:span text:style-name="Source_20_Text">component/</text:span> contains UI building blocks reused across pages and the search registry <text:span text:style-name="Source_20_Text">pages.json</text:span>.</text:p>
      <text:p text:style-name="Horizontal_20_Line"/>
      <text:h text:style-name="Heading_20_1" text:outline-level="1">3. Naming &amp; file conventions (required)</text:h>
      <text:list xml:id="list5301956274407551229" text:style-name="L2">
        <text:list-item>
          <text:p text:style-name="P2"><text:span text:style-name="Strong_20_Emphasis">File slugs:</text:span> Use lower-case, kebab-case (e.g., <text:span text:style-name="Source_20_Text">lesson-13-html5-new-elements.html</text:span>).</text:p>
        </text:list-item>
        <text:list-item>
          <text:p text:style-name="P2"><text:span text:style-name="Strong_20_Emphasis">Directories:</text:span> <text:span text:style-name="Source_20_Text">department/&lt;department-slug&gt;/...</text:span> (e.g., <text:span text:style-name="Source_20_Text">department/it/</text:span>)</text:p>
        </text:list-item>
        <text:list-item>
          <text:p text:style-name="P2"><text:span text:style-name="Strong_20_Emphasis">Page metadata required:</text:span> Every public HTML page must include:</text:p>
          <text:list>
            <text:list-item>
              <text:p text:style-name="P2"><text:span text:style-name="Source_20_Text">&lt;title&gt;Descriptive Title | Malone Global University&lt;/title&gt;</text:span></text:p>
            </text:list-item>
            <text:list-item>
              <text:p text:style-name="P2"><text:span text:style-name="Source_20_Text">&lt;meta name="description" content="Concise page summary (120–160 chars)"&gt;</text:span></text:p>
            </text:list-item>
            <text:list-item>
              <text:p text:style-name="P2">Optional: <text:span text:style-name="Source_20_Text">&lt;meta name="keywords" content="tag1, tag2"&gt;</text:span></text:p>
            </text:list-item>
            <text:list-item>
              <text:p text:style-name="P2">Optional: <text:span text:style-name="Source_20_Text">body</text:span> attribute <text:span text:style-name="Source_20_Text">data-breadcrumbs="Home|Department|Course Title"</text:span> to control breadcrumbs.</text:p>
            </text:list-item>
          </text:list>
        </text:list-item>
        <text:list-item>
          <text:p text:style-name="P2"><text:span text:style-name="Strong_20_Emphasis">Component path standard:</text:span> Use <text:span text:style-name="Source_20_Text">component/partials/*</text:span> for HTML partials, <text:span text:style-name="Source_20_Text">component/css/*</text:span> for styles, and <text:span text:style-name="Source_20_Text">component/script/js/*</text:span> for behavior.</text:p>
        </text:list-item>
      </text:list>
      <text:p text:style-name="Horizontal_20_Line"/>
      <text:h text:style-name="Heading_20_1" text:outline-level="1">4. Component system</text:h>
      <text:p text:style-name="Text_20_body">Maintain a small set of shared components to reduce duplication and ensure consistent UI.</text:p>
      <text:p text:style-name="Text_20_body"><text:span text:style-name="Strong_20_Emphasis">Primary components</text:span></text:p>
      <text:list xml:id="list714760347523163541" text:style-name="L3">
        <text:list-item>
          <text:p text:style-name="P3"><text:span text:style-name="Source_20_Text">component/partials/navbar.html</text:span> — main navigation, department sub-navbar placeholder, search input, theme toggle (bottom of nav list), breadcrumbs container. Must be accessible and collapsible on narrow viewports.</text:p>
        </text:list-item>
        <text:list-item>
          <text:p text:style-name="P3"><text:span text:style-name="Source_20_Text">component/partials/hero.html</text:span> — optional page hero used on landing pages or department hubs.</text:p>
        </text:list-item>
        <text:list-item>
          <text:p text:style-name="P3"><text:span text:style-name="Source_20_Text">component/partials/footer.html</text:span> — site-wide footer with copyright.</text:p>
        </text:list-item>
        <text:list-item>
          <text:p text:style-name="P3"><text:span text:style-name="Source_20_Text">component/css/main.css</text:span> — global variables, layout, header, navbar styles, dark-mode variable overrides.</text:p>
        </text:list-item>
        <text:list-item>
          <text:p text:style-name="P3"><text:span text:style-name="Source_20_Text">component/script/js/main.js</text:span> — nav collapse, sub-menu toggles, breadcrumbs generator, client-side search UI.</text:p>
        </text:list-item>
        <text:list-item>
          <text:p text:style-name="P3"><text:soft-page-break/><text:span text:style-name="Source_20_Text">component/script/js/theme-toggle.js</text:span> — persistent theme management.</text:p>
        </text:list-item>
        <text:list-item>
          <text:p text:style-name="P3"><text:span text:style-name="Source_20_Text">component/registry/pages.json</text:span> — canonical site pages registry and search index.</text:p>
        </text:list-item>
      </text:list>
      <text:p text:style-name="Text_20_body"><text:span text:style-name="Strong_20_Emphasis">Loading pattern</text:span><text:line-break/>Pages use a minimal wrapper HTML template that loads these partials asynchronously with a small JS loader (ensures any updates to partials propagate site-wide without editing every page).</text:p>
      <text:p text:style-name="Horizontal_20_Line"/>
      <text:h text:style-name="Heading_20_1" text:outline-level="1">5. Page template (reference)</text:h>
      <text:p text:style-name="Text_20_body">All public pages follow a canonical template to guarantee consistent metadata and component loading. The template includes:</text:p>
      <text:list xml:id="list5449393786034251151" text:style-name="L4">
        <text:list-item>
          <text:p text:style-name="P4">Centered header with school logo and school name “Malone Global University”.</text:p>
        </text:list-item>
        <text:list-item>
          <text:p text:style-name="P4">Main navbar directly under the header.</text:p>
        </text:list-item>
        <text:list-item>
          <text:p text:style-name="P4"><text:span text:style-name="Source_20_Text">main</text:span> element for the page content.</text:p>
        </text:list-item>
        <text:list-item>
          <text:p text:style-name="P4">Footer and scripts included at the bottom.</text:p>
        </text:list-item>
      </text:list>
      <text:p text:style-name="Text_20_body">This practice enforces consistent accessibility landmarks, search, and breadcrumb behaviors.</text:p>
      <text:p text:style-name="Horizontal_20_Line"/>
      <text:h text:style-name="Heading_20_1" text:outline-level="1">6. Registry &amp; search</text:h>
      <text:p text:style-name="Text_20_body"><text:span text:style-name="Strong_20_Emphasis">Purpose:</text:span> A single, generated JSON file (<text:span text:style-name="Source_20_Text">component/registry/pages.json</text:span>) is the canonical index for client-side search, sitemaps, and discovery.</text:p>
      <text:p text:style-name="Text_20_body"><text:span text:style-name="Strong_20_Emphasis">Registry fields (per page):</text:span></text:p>
      <text:p text:style-name="P16"><text:span text:style-name="Source_20_Text">{</text:span></text:p>
      <text:p text:style-name="P16"><text:span text:style-name="Source_20_Text"><text:s text:c="2"/>"title": "Intro to HTML",</text:span></text:p>
      <text:p text:style-name="P16"><text:span text:style-name="Source_20_Text"><text:s text:c="2"/>"url": "/department/it/intro-to-html.html",</text:span></text:p>
      <text:p text:style-name="P16"><text:span text:style-name="Source_20_Text"><text:s text:c="2"/>"description": "Learn the basic structure of HTML documents, tags, and elements.",</text:span></text:p>
      <text:p text:style-name="P16"><text:span text:style-name="Source_20_Text"><text:s text:c="2"/>"department": "IT",</text:span></text:p>
      <text:p text:style-name="P16"><text:span text:style-name="Source_20_Text"><text:s text:c="2"/>"tags": ["html","web","it"]</text:span></text:p>
      <text:p text:style-name="P17"><text:span text:style-name="Source_20_Text">}</text:span></text:p>
      <text:p text:style-name="Text_20_body"><text:span text:style-name="Strong_20_Emphasis">Generation:</text:span> A simple script (<text:span text:style-name="Source_20_Text">software/generate_registry.py</text:span>) scans <text:span text:style-name="Source_20_Text">public/</text:span> for HTML pages, extracts <text:span text:style-name="Source_20_Text">&lt;title&gt;</text:span> and <text:span text:style-name="Source_20_Text">&lt;meta name="description"&gt;</text:span> and writes <text:span text:style-name="Source_20_Text">pages.json</text:span>. This is run as part of the publish/build step to keep search and sitemap accurate and to detect unpublished/draft pages or orphaned files.</text:p>
      <text:p text:style-name="Horizontal_20_Line"/>
      <text:h text:style-name="Heading_20_1" text:outline-level="1">7. Publishing workflow (recommended)</text:h>
      <text:list xml:id="list5349954179175041838" text:style-name="L5">
        <text:list-item>
          <text:p text:style-name="P5"><text:span text:style-name="Strong_20_Emphasis">Authoring</text:span> — Writers create/modify source in <text:span text:style-name="Source_20_Text">content/</text:span> or <text:span text:style-name="Source_20_Text">department/</text:span> (private).</text:p>
        </text:list-item>
        <text:list-item>
          <text:p text:style-name="P5"><text:span text:style-name="Strong_20_Emphasis">Build</text:span> — Run markdown → HTML conversion for lessons and pages, output to <text:span text:style-name="Source_20_Text">public/</text:span>.</text:p>
        </text:list-item>
        <text:list-item>
          <text:p text:style-name="P5"><text:span text:style-name="Strong_20_Emphasis">Registry update</text:span> — Run <text:span text:style-name="Source_20_Text">software/generate_registry.py</text:span> to regenerate <text:soft-page-break/><text:span text:style-name="Source_20_Text">component/registry/pages.json</text:span> and optionally <text:span text:style-name="Source_20_Text">sitemap.xml</text:span>.</text:p>
        </text:list-item>
        <text:list-item>
          <text:p text:style-name="P5"><text:span text:style-name="Strong_20_Emphasis">Review</text:span> — QA review of the <text:span text:style-name="Source_20_Text">public/</text:span> site locally or on a staging preview.</text:p>
        </text:list-item>
        <text:list-item>
          <text:p text:style-name="P5"><text:span text:style-name="Strong_20_Emphasis">Commit &amp; deploy</text:span> — Commit <text:span text:style-name="Source_20_Text">public/</text:span> and <text:span text:style-name="Source_20_Text">component/registry/pages.json</text:span> (or push a built artifact) to the repository/Netlify to trigger production deployment.</text:p>
        </text:list-item>
        <text:list-item>
          <text:p text:style-name="P5"><text:span text:style-name="Strong_20_Emphasis">Post-deploy checks</text:span> — Verify Netlify build succeeded, spot-check search and breadcrumbs.</text:p>
        </text:list-item>
      </text:list>
      <text:p text:style-name="Text_20_body"><text:span text:style-name="Strong_20_Emphasis">Notes:</text:span> Keep <text:span text:style-name="Source_20_Text">content/</text:span> out of the build artifact if you want to avoid exposing drafts — only <text:span text:style-name="Source_20_Text">public/</text:span> is required for hosting.</text:p>
      <text:p text:style-name="Horizontal_20_Line"/>
      <text:h text:style-name="Heading_20_1" text:outline-level="1">8. Orphan prevention strategies</text:h>
      <text:list xml:id="list5880974082479939542" text:style-name="L6">
        <text:list-item>
          <text:p text:style-name="P6"><text:span text:style-name="Strong_20_Emphasis">Central registry:</text:span> The registry is the single source of truth for what exists publicly (search, sitemap).</text:p>
        </text:list-item>
        <text:list-item>
          <text:p text:style-name="P6"><text:span text:style-name="Strong_20_Emphasis">Build-time checks:</text:span> The build script should validate that every public page is present in the registry. Conversely, pages in the registry but missing from <text:span text:style-name="Source_20_Text">public/</text:span> are flagged.</text:p>
        </text:list-item>
        <text:list-item>
          <text:p text:style-name="P6"><text:span text:style-name="Strong_20_Emphasis">Link auditing:</text:span> Optional enhanced script can scan anchor tags for broken links and list pages with zero incoming links in <text:span text:style-name="Source_20_Text">public/</text:span> (likely orphaned).</text:p>
        </text:list-item>
        <text:list-item>
          <text:p text:style-name="P6"><text:span text:style-name="Strong_20_Emphasis">Naming &amp; placement rules:</text:span> Department pages placed under <text:span text:style-name="Source_20_Text">public/department/&lt;dept&gt;/</text:span> make hierarchy explicit and easier to audit.</text:p>
        </text:list-item>
      </text:list>
      <text:p text:style-name="Horizontal_20_Line"/>
      <text:h text:style-name="Heading_20_1" text:outline-level="1">9. Navigation &amp; UX rules</text:h>
      <text:list xml:id="list9105247007709707258" text:style-name="L7">
        <text:list-item>
          <text:p text:style-name="P7"><text:span text:style-name="Strong_20_Emphasis">Top header:</text:span> Large centered site title “Malone Global University”, with logo left (or above on narrow screens).</text:p>
        </text:list-item>
        <text:list-item>
          <text:p text:style-name="P7"><text:span text:style-name="Strong_20_Emphasis">Main navbar:</text:span> Positioned below header, includes primary links plus “Departments” sub-navigation.</text:p>
        </text:list-item>
        <text:list-item>
          <text:p text:style-name="P7"><text:span text:style-name="Strong_20_Emphasis">Sub-navbar:</text:span> Expandable list of departments; can appear as a flyout on desktop and as a nested list inside the mobile panel.</text:p>
        </text:list-item>
        <text:list-item>
          <text:p text:style-name="P7"><text:span text:style-name="Strong_20_Emphasis">Breadcrumbs:</text:span> Per-page breadcrumbs generated from <text:span text:style-name="Source_20_Text">data-breadcrumbs</text:span> attribute or derived from URL path segments as fallback. Inserted into <text:span text:style-name="Source_20_Text">#breadcrumbs</text:span>.</text:p>
        </text:list-item>
        <text:list-item>
          <text:p text:style-name="P7"><text:span text:style-name="Strong_20_Emphasis">Search:</text:span> Site-wide search field in navbar queries <text:span text:style-name="Source_20_Text">component/registry/pages.json</text:span>. For small to medium sites this client-side search is performant and immediate; for larger catalogs we recommend a server-side index (Algolia/Elastic).</text:p>
        </text:list-item>
        <text:list-item>
          <text:p text:style-name="P7"><text:span text:style-name="Strong_20_Emphasis">Mobile:</text:span> Navbar must be collapsible (hamburger). The mobile nav slides in or expands over the content and supports keyboard navigation and ARIA attributes (<text:span text:style-name="Source_20_Text">aria-expanded</text:span>, <text:span text:style-name="Source_20_Text">aria-controls</text:span>).</text:p>
        </text:list-item>
      </text:list>
      <text:p text:style-name="Horizontal_20_Line"/>
      <text:h text:style-name="Heading_20_1" text:outline-level="1"><text:soft-page-break/>10. Theming and accessibility</text:h>
      <text:list xml:id="list3223403164133537073" text:style-name="L8">
        <text:list-item>
          <text:p text:style-name="P8"><text:span text:style-name="Strong_20_Emphasis">Dark mode:</text:span> Implemented with CSS custom properties (variables) and toggled via <text:span text:style-name="Source_20_Text">component/script/js/theme-toggle.js</text:span>. The toggle is in the navbar list at the bottom for easy discoverability. User preference stored in <text:span text:style-name="Source_20_Text">localStorage</text:span>.</text:p>
        </text:list-item>
        <text:list-item>
          <text:p text:style-name="P8"><text:span text:style-name="Strong_20_Emphasis">Accessibility:</text:span> All interactive elements must include appropriate ARIA attributes, focus styles, and semantic HTML (nav, main, footer). Navigation must be operable by keyboard. Contrast ratios should meet WCAG AA.</text:p>
        </text:list-item>
        <text:list-item>
          <text:p text:style-name="P8"><text:span text:style-name="Strong_20_Emphasis">Responsive:</text:span> CSS uses breakpoints to ensure header, nav, and main content reflow on phones/tablets/desktops.</text:p>
        </text:list-item>
      </text:list>
      <text:p text:style-name="Horizontal_20_Line"/>
      <text:h text:style-name="Heading_20_1" text:outline-level="1">11. Content &amp; metadata guidelines (for library documentation)</text:h>
      <text:list xml:id="list298269000516499565" text:style-name="L9">
        <text:list-item>
          <text:p text:style-name="P9">Each published page should include:</text:p>
          <text:list>
            <text:list-item>
              <text:p text:style-name="P9">Author (if relevant) — author line and last updated date.</text:p>
            </text:list-item>
            <text:list-item>
              <text:p text:style-name="P9">Title and description as required by registry generation.</text:p>
            </text:list-item>
            <text:list-item>
              <text:p text:style-name="P9">Department tag and additional taxonomy tags — used for filtering in search and in the library repository.</text:p>
            </text:list-item>
          </text:list>
        </text:list-item>
        <text:list-item>
          <text:p text:style-name="P9">Suggest storing a short JSON/YAML front-matter in the source content to capture metadata which the build script uses to populate registry fields.</text:p>
        </text:list-item>
      </text:list>
      <text:p text:style-name="Horizontal_20_Line"/>
      <text:h text:style-name="Heading_20_1" text:outline-level="1">12. Security, privacy &amp; access control</text:h>
      <text:list xml:id="list9069473337490450549" text:style-name="L10">
        <text:list-item>
          <text:p text:style-name="P10"><text:span text:style-name="Strong_20_Emphasis">Private content:</text:span> Keep private drafts and developer-only tools out of <text:span text:style-name="Source_20_Text">public/</text:span>. Use <text:span text:style-name="Source_20_Text">.gitignore</text:span> to exclude local-only assets.</text:p>
        </text:list-item>
        <text:list-item>
          <text:p text:style-name="P10"><text:span text:style-name="Strong_20_Emphasis">Credentials:</text:span> Never store API keys, credentials, or private tokens in the repository plaintext. Use environment variables for build-time secrets.</text:p>
        </text:list-item>
        <text:list-item>
          <text:p text:style-name="P10"><text:span text:style-name="Strong_20_Emphasis">User data:</text:span> If future search or theme preferences are synced server-side, ensure compliance with data policies and provide a privacy page documenting stored data.</text:p>
        </text:list-item>
      </text:list>
      <text:p text:style-name="Horizontal_20_Line"/>
      <text:h text:style-name="Heading_20_1" text:outline-level="1">13. Deployment recommendations</text:h>
      <text:list xml:id="list4716396575408579961" text:style-name="L11">
        <text:list-item>
          <text:p text:style-name="P11">Use Netlify (already in your stack) or similar static-hosting provider for <text:span text:style-name="Source_20_Text">public/</text:span>.</text:p>
        </text:list-item>
        <text:list-item>
          <text:p text:style-name="P11">The CI pipeline:</text:p>
          <text:list>
            <text:list-item>
              <text:p text:style-name="P11">On <text:span text:style-name="Source_20_Text">main</text:span> branch push: Build step runs the markdown → HTML converter, runs <text:span text:style-name="Source_20_Text">generate_registry.py</text:span>, runs tests (link-checker), and deploys <text:span text:style-name="Source_20_Text">public/</text:span>.</text:p>
            </text:list-item>
            <text:list-item>
              <text:p text:style-name="P11"><text:soft-page-break/>Optionally use branch deploys for staging preview.</text:p>
            </text:list-item>
          </text:list>
        </text:list-item>
        <text:list-item>
          <text:p text:style-name="P11">Add automated link checker and accessibility audit in CI (axe-core based) to block regressions.</text:p>
        </text:list-item>
      </text:list>
      <text:p text:style-name="Horizontal_20_Line"/>
      <text:h text:style-name="Heading_20_1" text:outline-level="1">14. Contributor &amp; maintenance guidelines (to include in repo)</text:h>
      <text:list xml:id="list1467088706913459330" text:style-name="L12">
        <text:list-item>
          <text:p text:style-name="P12"><text:span text:style-name="Strong_20_Emphasis">README:</text:span> Single-page contributor guide explaining:</text:p>
          <text:list>
            <text:list-item>
              <text:p text:style-name="P12">Authoring workflow (where to edit, how to build, how to publish).</text:p>
            </text:list-item>
            <text:list-item>
              <text:p text:style-name="P12">Naming conventions and slug rules.</text:p>
            </text:list-item>
            <text:list-item>
              <text:p text:style-name="P12">How to run <text:span text:style-name="Source_20_Text">generate_registry.py</text:span>.</text:p>
            </text:list-item>
            <text:list-item>
              <text:p text:style-name="P12">How to add a department and add its pages to the registry.</text:p>
            </text:list-item>
          </text:list>
        </text:list-item>
        <text:list-item>
          <text:p text:style-name="P12"><text:span text:style-name="Strong_20_Emphasis">CHANGELOG:</text:span> Keep a changelog for structural changes (e.g., new component paths, registry format changes).</text:p>
        </text:list-item>
        <text:list-item>
          <text:p text:style-name="P12"><text:span text:style-name="Strong_20_Emphasis">Onboarding:</text:span> Provide a “first-steps” shell script to create local dev server and preview <text:span text:style-name="Source_20_Text">public/</text:span>.</text:p>
        </text:list-item>
      </text:list>
      <text:p text:style-name="Horizontal_20_Line"/>
      <text:h text:style-name="Heading_20_1" text:outline-level="1">15. File examples (reference block to be stored in the library)</text:h>
      <text:p text:style-name="Text_20_body">Include sample snippets in the reference repository:</text:p>
      <text:p text:style-name="Text_20_body"><text:span text:style-name="Strong_20_Emphasis">a) Minimal page meta</text:span></text:p>
      <text:p text:style-name="P16"><text:span text:style-name="Source_20_Text">&lt;title&gt;Lesson 13 — HTML5 New Elements | Malone Global University&lt;/title&gt;</text:span></text:p>
      <text:p text:style-name="P16"><text:span text:style-name="Source_20_Text">&lt;meta name="description" content="Lesson 13: The HTML5 new semantic elements and attributes explained."&gt;</text:span></text:p>
      <text:p text:style-name="P17"><text:span text:style-name="Source_20_Text">&lt;body data-breadcrumbs="Home|IT Department|HTML Course|Lesson 13"&gt;</text:span></text:p>
      <text:p text:style-name="Text_20_body"><text:span text:style-name="Strong_20_Emphasis">b) Registry entry</text:span></text:p>
      <text:p text:style-name="P16"><text:span text:style-name="Source_20_Text">{</text:span></text:p>
      <text:p text:style-name="P16"><text:span text:style-name="Source_20_Text"><text:s text:c="2"/>"title": "Lesson 13 — HTML5 New Elements",</text:span></text:p>
      <text:p text:style-name="P16"><text:span text:style-name="Source_20_Text"><text:s text:c="2"/>"url": "/department/it/lesson-13-html5-new-elements.html",</text:span></text:p>
      <text:p text:style-name="P16"><text:span text:style-name="Source_20_Text"><text:s text:c="2"/>"description": "An in-depth look at HTML5 semantic elements and attributes.",</text:span></text:p>
      <text:p text:style-name="P16"><text:span text:style-name="Source_20_Text"><text:s text:c="2"/>"department": "IT",</text:span></text:p>
      <text:p text:style-name="P16"><text:span text:style-name="Source_20_Text"><text:s text:c="2"/>"tags": ["html5","web","lesson"]</text:span></text:p>
      <text:p text:style-name="P17"><text:span text:style-name="Source_20_Text">}</text:span></text:p>
      <text:p text:style-name="Text_20_body"><text:span text:style-name="Strong_20_Emphasis">c) Template loader snippet</text:span></text:p>
      <text:p text:style-name="P16"><text:span text:style-name="Source_20_Text">&lt;div id="navbar-placeholder"&gt;&lt;/div&gt;</text:span></text:p>
      <text:p text:style-name="P16"><text:span text:style-name="Source_20_Text">&lt;script&gt;</text:span></text:p>
      <text:p text:style-name="P16"><text:span text:style-name="Source_20_Text">document.addEventListener('DOMContentLoaded', () =&gt; {</text:span></text:p>
      <text:p text:style-name="P16"><text:span text:style-name="Source_20_Text"><text:s text:c="2"/>fetch('/component/partials/navbar.html').then(r=&gt;r.text()).then(html=&gt;document.getElementById('navbar-placeholder').innerHTML = html);</text:span></text:p>
      <text:p text:style-name="P16"><text:soft-page-break/><text:span text:style-name="Source_20_Text">});</text:span></text:p>
      <text:p text:style-name="P17"><text:span text:style-name="Source_20_Text">&lt;/script&gt;</text:span></text:p>
      <text:p text:style-name="Horizontal_20_Line"/>
      <text:h text:style-name="Heading_20_1" text:outline-level="1">16. Suggested next actions (practical checklist)</text:h>
      <text:list xml:id="list4552648808377801439" text:style-name="L13">
        <text:list-item>
          <text:p text:style-name="P13">Adopt the <text:span text:style-name="Source_20_Text">content/</text:span> (drafts) / <text:span text:style-name="Source_20_Text">public/</text:span> (built) separation across the project.</text:p>
        </text:list-item>
        <text:list-item>
          <text:p text:style-name="P13">Standardize on the <text:span text:style-name="Source_20_Text">component/</text:span> path naming convention and move partials to <text:span text:style-name="Source_20_Text">component/partials/</text:span>.</text:p>
        </text:list-item>
        <text:list-item>
          <text:p text:style-name="P13">Add <text:span text:style-name="Source_20_Text">software/generate_registry.py</text:span> to CI and run it as part of the build.</text:p>
        </text:list-item>
        <text:list-item>
          <text:p text:style-name="P13">Install a link-checker and accessibility tests in CI.</text:p>
        </text:list-item>
        <text:list-item>
          <text:p text:style-name="P13">Document these standards in a <text:span text:style-name="Source_20_Text">SITE_ARCHITECTURE.md</text:span> and place it in the library reference repository.</text:p>
        </text:list-item>
      </text:list>
      <text:p text:style-name="Horizontal_20_Line"/>
      <text:h text:style-name="Heading_20_1" text:outline-level="1">17. Appendix — Rationale and trade-offs</text:h>
      <text:list xml:id="list4162727909280430065" text:style-name="L14">
        <text:list-item>
          <text:p text:style-name="P14"><text:span text:style-name="Strong_20_Emphasis">Client-side registry vs. server search:</text:span> Client-side JSON is simple, zero-cost hosting and fast for small/medium catalogs. If the registry grows large or you need advanced ranking, migrate to a server-side search index (Algolia/Elastic).</text:p>
        </text:list-item>
        <text:list-item>
          <text:p text:style-name="P14"><text:span text:style-name="Strong_20_Emphasis">Separate content/public folders:</text:span> This reduces accidental publishing of drafts and gives explicit steps for authors to publish. It adds a small build step, but that is standard for static sites.</text:p>
        </text:list-item>
        <text:list-item>
          <text:p text:style-name="P14"><text:span text:style-name="Strong_20_Emphasis">Component partials:</text:span> Pros — single source of truth, consistent UI, faster site updates. Cons — requires a loader (trivial) and careful path management.</text:p>
        </text:list-item>
      </text:list>
      <text:p text:style-name="Horizontal_20_Line"/>
      <text:h text:style-name="Heading_20_2" text:outline-level="2">Contact &amp; repository location</text:h>
      <text:list xml:id="list8237698315616698633" text:style-name="L15">
        <text:list-item>
          <text:p text:style-name="P15">Repository: <text:span text:style-name="Source_20_Text">https://github.com/Malone-Global-University/MU</text:span> (canonical) — include this link in the library record.</text:p>
        </text:list-item>
        <text:list-item>
          <text:p text:style-name="P15">For architectural questions or document updates, contact: <text:span text:style-name="Source_20_Text">web-team@maloneglobal.edu</text:span> (or record the maintainers in the library metadata).</text:p>
        </text:list-item>
      </text:list>
      <text:p text:style-name="Horizontal_20_Line"/>
      <text:h text:style-name="Heading_20_3" text:outline-level="3">A final note</text:h>
      <text:p text:style-name="Text_20_body">This whitepaper is intended as a living document. As the site evolves (new departments, a larger content catalog, or a shift to dynamic features), update the registry format, CI pipeline, and migration notes here so the library’s reference copy remains authoritativ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4S</meta:editing-duration>
    <meta:editing-cycles>4</meta:editing-cycles>
    <meta:generator>OpenOffice/4.1.15$Win32 OpenOffice.org_project/4115m2$Build-9813</meta:generator>
    <dc:date>2025-08-22T06:20:01.06</dc:date>
    <dc:creator>Joseph Malone</dc:creator>
    <meta:document-statistic meta:table-count="0" meta:image-count="0" meta:object-count="0" meta:page-count="7" meta:paragraph-count="149" meta:word-count="1720" meta:character-count="12495"/>
    <meta:user-defined meta:name="Info 1"/>
    <meta:user-defined meta:name="Info 2"/>
    <meta:user-defined meta:name="Info 3"/>
    <meta:user-defined meta:name="Info 4"/>
  </office:meta>
</office:document-meta>
</file>